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T1" style:family="text">
      <style:text-properties officeooo:rsid="000e93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hallenge: Binary Snack Machine</text:span> <text:span text:style-name="Emphasis">(15–20 min, Individual or Pairs)</text:span></text:h>
      <text:p text:style-name="Text_20_body"><text:span text:style-name="Strong_20_Emphasis">Scenario</text:span>:</text:p>
      <text:p text:style-name="Text_20_body">Imagine you're building a <text:span text:style-name="Strong_20_Emphasis">digital snack machine</text:span> that only understands numbers in <text:span text:style-name="Strong_20_Emphasis">binary</text:span>. To buy your favorite snack, you must <text:span text:style-name="Strong_20_Emphasis">input the price in binary</text:span> — including the fractional part!</text:p>
      <text:p text:style-name="Text_20_body"><text:span text:style-name="Strong_20_Emphasis">Task</text:span>:</text:p>
      <text:p text:style-name="Text_20_body">Write a Python program that asks the user for a <text:span text:style-name="Strong_20_Emphasis">price</text:span> (a float between 0 and 10), then <text:span text:style-name="Strong_20_Emphasis">prints its binary representation</text:span>, using <text:span text:style-name="Strong_20_Emphasis">guess-and-check</text:span> logic for the fractional part.</text:p>
      <text:p text:style-name="Horizontal_20_Line"/>
      <text:h text:style-name="Heading_20_3" text:outline-level="3">Requirements</text:h>
      <text:list text:style-name="L1">
        <text:list-item>
          <text:p text:style-name="P1">Handle both <text:span text:style-name="Strong_20_Emphasis">integer</text:span> and <text:span text:style-name="Strong_20_Emphasis">fractional</text:span> parts. </text:p>
        </text:list-item>
        <text:list-item>
          <text:p text:style-name="P1">Round the fractional binary to <text:span text:style-name="Strong_20_Emphasis">maximum 8 bits</text:span>. </text:p>
        </text:list-item>
        <text:list-item>
          <text:p text:style-name="P1">If the user enters <text:span text:style-name="Source_20_Text">2.75</text:span>, output should be: <text:span text:style-name="Source_20_Text">10.11</text:span> </text:p>
        </text:list-item>
        <text:list-item>
          <text:p text:style-name="P1">If the user enters <text:span text:style-name="Source_20_Text">0.625</text:span>, output should be: <text:span text:style-name="Source_20_Text">0.101</text:span> </text:p>
        </text:list-item>
        <text:list-item>
          <text:p text:style-name="P2">Add emoji or messages for fun if you like! </text:p>
        </text:list-item>
      </text:list>
      <text:p text:style-name="Horizontal_20_Line"/>
      <text:h text:style-name="Heading_20_3" text:outline-level="3">Sample Interaction</text:h>
      <text:p text:style-name="Preformatted_20_Text"/>
      <text:p text:style-name="Preformatted_20_Text"><text:span text:style-name="Source_20_Text">Co</text:span><text:span text:style-name="Source_20_Text"><text:span text:style-name="T1">de output:</text:span></text:span></text:p>
      <text:p text:style-name="Preformatted_20_Text"><text:span text:style-name="Source_20_Text"><text:s/>Welcome to the Binary Snack Machine!</text:span></text:p>
      <text:p text:style-name="Preformatted_20_Text"><text:span text:style-name="Source_20_Text">Enter snack price (between 0 and 10): 3.625</text:span></text:p>
      <text:p text:style-name="Preformatted_20_Text"><text:span text:style-name="Source_20_Text">Binary price: 11.101</text:span></text:p>
      <text:p text:style-name="Preformatted_20_Text"><text:span text:style-name="Source_20_Text">Enjoy your snack! </text:span></text:p>
      <text:p text:style-name="P3"/>
      <text:p text:style-name="Horizontal_20_Line"/>
      <text:h text:style-name="Heading_20_3" text:outline-level="3">Hint to Students</text:h>
      <text:p text:style-name="Text_20_body">Break the number into:</text:p>
      <text:list text:style-name="L2">
        <text:list-item>
          <text:p text:style-name="P4">Integer part (use <text:span text:style-name="Source_20_Text">% 2</text:span> and <text:span text:style-name="Source_20_Text">// 2</text:span>) </text:p>
        </text:list-item>
        <text:list-item>
          <text:p text:style-name="P5">Fractional part (use <text:span text:style-name="Source_20_Text">2</text:span>, get <text:span text:style-name="Source_20_Text">int()</text:span>, subtract, repeat)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20:35:38.120775906</meta:creation-date>
    <dc:date>2025-05-29T20:39:35.320589223</dc:date>
    <meta:editing-duration>PT4M</meta:editing-duration>
    <meta:editing-cycles>1</meta:editing-cycles>
    <meta:document-statistic meta:table-count="0" meta:image-count="0" meta:object-count="0" meta:page-count="1" meta:paragraph-count="21" meta:word-count="166" meta:character-count="956" meta:non-whitespace-character-count="809"/>
    <meta:generator>LibreOffice/24.8.7.2$Linux_X86_64 LibreOffice_project/480$Build-2</meta:generator>
  </office:meta>
</office:document-meta>
</file>